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078in" svg:y="8.5185in">
            <draw:object draw:notify-on-update-of-ranges="Sheet1.B45:Sheet1.B56 Sheet1.C45:Sheet1.C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2646in" svg:height="11.1484in" svg:x="3.1126in" svg:y="12.2642in">
            <draw:object draw:notify-on-update-of-ranges="Sheet1.A45:Sheet1.A56 Sheet1.C45:Sheet1.C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pack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WM %</text:p>
          </table:table-cell>
          <table:table-cell office:value-type="string" calcext:value-type="string">
            <text:p>PWM (8b)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7" calcext:value-type="float">
            <text:p>0.7</text:p>
          </table:table-cell>
          <table:table-cell table:formula="of:=[.A2]*[.B2]" office:value-type="float" office:value="149.8" calcext:value-type="float">
            <text:p>149.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05" calcext:value-type="float">
            <text:p>1.05</text:p>
          </table:table-cell>
          <table:table-cell table:formula="of:=[.A3]*[.B3]" office:value-type="float" office:value="149.1" calcext:value-type="float">
            <text:p>149.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1.05" calcext:value-type="float">
            <text:p>1.05</text:p>
          </table:table-cell>
          <table:table-cell/>
          <table:table-cell table:style-name="ce2" table:formula="of:=[.B5]/[.$B$38]*100" office:value-type="float" office:value="0.104270109235353" calcext:value-type="float">
            <text:p>0.1</text:p>
          </table:table-cell>
          <table:table-cell table:style-name="ce3" table:formula="of:=255-[.D5]/100*255" office:value-type="float" office:value="254.73411122145" calcext:value-type="float">
            <text:p>2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1.05" calcext:value-type="float">
            <text:p>1.05</text:p>
          </table:table-cell>
          <table:table-cell/>
          <table:table-cell table:style-name="ce2" table:formula="of:=[.B6]/[.$B$38]*100" office:value-type="float" office:value="0.104270109235353" calcext:value-type="float">
            <text:p>0.1</text:p>
          </table:table-cell>
          <table:table-cell table:style-name="ce3" table:formula="of:=255-[.D6]/100*255" office:value-type="float" office:value="254.73411122145" calcext:value-type="float">
            <text:p>2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float" office:value="1.05" calcext:value-type="float">
            <text:p>1.05</text:p>
          </table:table-cell>
          <table:table-cell/>
          <table:table-cell table:style-name="ce2" table:formula="of:=[.B7]/[.$B$38]*100" office:value-type="float" office:value="0.104270109235353" calcext:value-type="float">
            <text:p>0.1</text:p>
          </table:table-cell>
          <table:table-cell table:style-name="ce3" table:formula="of:=255-[.D7]/100*255" office:value-type="float" office:value="254.73411122145" calcext:value-type="float">
            <text:p>2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float" office:value="1.05" calcext:value-type="float">
            <text:p>1.05</text:p>
          </table:table-cell>
          <table:table-cell/>
          <table:table-cell table:style-name="ce2" table:formula="of:=[.B8]/[.$B$38]*100" office:value-type="float" office:value="0.104270109235353" calcext:value-type="float">
            <text:p>0.1</text:p>
          </table:table-cell>
          <table:table-cell table:style-name="ce3" table:formula="of:=255-[.D8]/100*255" office:value-type="float" office:value="254.73411122145" calcext:value-type="float">
            <text:p>2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float" office:value="1.05" calcext:value-type="float">
            <text:p>1.05</text:p>
          </table:table-cell>
          <table:table-cell/>
          <table:table-cell table:style-name="ce2" table:formula="of:=[.B9]/[.$B$38]*100" office:value-type="float" office:value="0.104270109235353" calcext:value-type="float">
            <text:p>0.1</text:p>
          </table:table-cell>
          <table:table-cell table:style-name="ce3" table:formula="of:=255-[.D9]/100*255" office:value-type="float" office:value="254.73411122145" calcext:value-type="float">
            <text:p>2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table:formula="of:=150/[.A10]" office:value-type="float" office:value="1.03448275862069" calcext:value-type="float">
            <text:p>1.03</text:p>
          </table:table-cell>
          <table:table-cell/>
          <table:table-cell table:style-name="ce2" table:formula="of:=[.B10]/[.$B$38]*100" office:value-type="float" office:value="0.102729171660446" calcext:value-type="float">
            <text:p>0.1</text:p>
          </table:table-cell>
          <table:table-cell table:style-name="ce3" table:formula="of:=255-[.D10]/100*255" office:value-type="float" office:value="254.738040612266" calcext:value-type="float">
            <text:p>2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table:formula="of:=150/[.A11]" office:value-type="float" office:value="1" calcext:value-type="float">
            <text:p>1.00</text:p>
          </table:table-cell>
          <table:table-cell/>
          <table:table-cell table:style-name="ce2" table:formula="of:=[.B11]/[.$B$38]*100" office:value-type="float" office:value="0.099304865938431" calcext:value-type="float">
            <text:p>0.1</text:p>
          </table:table-cell>
          <table:table-cell table:style-name="ce3" table:formula="of:=255-[.D11]/100*255" office:value-type="float" office:value="254.746772591857" calcext:value-type="float">
            <text:p>2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table:formula="of:=150/[.A12]" office:value-type="float" office:value="0.967741935483871" calcext:value-type="float">
            <text:p>0.97</text:p>
          </table:table-cell>
          <table:table-cell/>
          <table:table-cell table:style-name="ce2" table:formula="of:=[.B12]/[.$B$38]*100" office:value-type="float" office:value="0.0961014831662235" calcext:value-type="float">
            <text:p>0.1</text:p>
          </table:table-cell>
          <table:table-cell table:style-name="ce3" table:formula="of:=255-[.D12]/100*255" office:value-type="float" office:value="254.754941217926" calcext:value-type="float">
            <text:p>2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table:formula="of:=150/[.A13]" office:value-type="float" office:value="0.9375" calcext:value-type="float">
            <text:p>0.94</text:p>
          </table:table-cell>
          <table:table-cell/>
          <table:table-cell table:style-name="ce2" table:formula="of:=[.B13]/[.$B$38]*100" office:value-type="float" office:value="0.0930983118172791" calcext:value-type="float">
            <text:p>0.1</text:p>
          </table:table-cell>
          <table:table-cell table:style-name="ce3" table:formula="of:=255-[.D13]/100*255" office:value-type="float" office:value="254.762599304866" calcext:value-type="float">
            <text:p>2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table:formula="of:=150/[.A14]" office:value-type="float" office:value="0.909090909090909" calcext:value-type="float">
            <text:p>0.91</text:p>
          </table:table-cell>
          <table:table-cell/>
          <table:table-cell table:style-name="ce2" table:formula="of:=[.B14]/[.$B$38]*100" office:value-type="float" office:value="0.0902771508531191" calcext:value-type="float">
            <text:p>0.1</text:p>
          </table:table-cell>
          <table:table-cell table:style-name="ce3" table:formula="of:=255-[.D14]/100*255" office:value-type="float" office:value="254.769793265325" calcext:value-type="float">
            <text:p>2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table:formula="of:=150/[.A15]" office:value-type="float" office:value="0.882352941176471" calcext:value-type="float">
            <text:p>0.88</text:p>
          </table:table-cell>
          <table:table-cell/>
          <table:table-cell table:style-name="ce2" table:formula="of:=[.B15]/[.$B$38]*100" office:value-type="float" office:value="0.0876219405339097" calcext:value-type="float">
            <text:p>0.1</text:p>
          </table:table-cell>
          <table:table-cell table:style-name="ce3" table:formula="of:=255-[.D15]/100*255" office:value-type="float" office:value="254.776564051639" calcext:value-type="float">
            <text:p>2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 table:formula="of:=150/[.A16]" office:value-type="float" office:value="0.857142857142857" calcext:value-type="float">
            <text:p>0.86</text:p>
          </table:table-cell>
          <table:table-cell/>
          <table:table-cell table:style-name="ce2" table:formula="of:=[.B16]/[.$B$38]*100" office:value-type="float" office:value="0.0851184565186551" calcext:value-type="float">
            <text:p>0.1</text:p>
          </table:table-cell>
          <table:table-cell table:style-name="ce3" table:formula="of:=255-[.D16]/100*255" office:value-type="float" office:value="254.782947935877" calcext:value-type="float">
            <text:p>2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table:formula="of:=150/[.A17]" office:value-type="float" office:value="0.833333333333333" calcext:value-type="float">
            <text:p>0.83</text:p>
          </table:table-cell>
          <table:table-cell/>
          <table:table-cell table:style-name="ce2" table:formula="of:=[.B17]/[.$B$38]*100" office:value-type="float" office:value="0.0827540549486925" calcext:value-type="float">
            <text:p>0.1</text:p>
          </table:table-cell>
          <table:table-cell table:style-name="ce3" table:formula="of:=255-[.D17]/100*255" office:value-type="float" office:value="254.788977159881" calcext:value-type="float">
            <text:p>2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 table:formula="of:=150/[.A18]" office:value-type="float" office:value="0.810810810810811" calcext:value-type="float">
            <text:p>0.81</text:p>
          </table:table-cell>
          <table:table-cell/>
          <table:table-cell table:style-name="ce2" table:formula="of:=[.B18]/[.$B$38]*100" office:value-type="float" office:value="0.0805174588689981" calcext:value-type="float">
            <text:p>0.1</text:p>
          </table:table-cell>
          <table:table-cell table:style-name="ce3" table:formula="of:=255-[.D18]/100*255" office:value-type="float" office:value="254.794680479884" calcext:value-type="float">
            <text:p>2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 table:formula="of:=150/[.A19]" office:value-type="float" office:value="0.789473684210526" calcext:value-type="float">
            <text:p>0.79</text:p>
          </table:table-cell>
          <table:table-cell/>
          <table:table-cell table:style-name="ce2" table:formula="of:=[.B19]/[.$B$38]*100" office:value-type="float" office:value="0.0783985783724455" calcext:value-type="float">
            <text:p>0.1</text:p>
          </table:table-cell>
          <table:table-cell table:style-name="ce3" table:formula="of:=255-[.D19]/100*255" office:value-type="float" office:value="254.80008362515" calcext:value-type="float">
            <text:p>25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 table:formula="of:=150/[.A20]" office:value-type="float" office:value="0.769230769230769" calcext:value-type="float">
            <text:p>0.77</text:p>
          </table:table-cell>
          <table:table-cell/>
          <table:table-cell table:style-name="ce2" table:formula="of:=[.B20]/[.$B$38]*100" office:value-type="float" office:value="0.0763883584141777" calcext:value-type="float">
            <text:p>0.1</text:p>
          </table:table-cell>
          <table:table-cell table:style-name="ce3" table:formula="of:=255-[.D20]/100*255" office:value-type="float" office:value="254.805209686044" calcext:value-type="float">
            <text:p>2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table:formula="of:=150/[.A21]" office:value-type="float" office:value="0.75" calcext:value-type="float">
            <text:p>0.75</text:p>
          </table:table-cell>
          <table:table-cell/>
          <table:table-cell table:style-name="ce2" table:formula="of:=[.B21]/[.$B$38]*100" office:value-type="float" office:value="0.0744786494538232" calcext:value-type="float">
            <text:p>0.1</text:p>
          </table:table-cell>
          <table:table-cell table:style-name="ce3" table:formula="of:=255-[.D21]/100*255" office:value-type="float" office:value="254.810079443893" calcext:value-type="float">
            <text:p>255</text:p>
          </table:table-cell>
        </table:table-row>
        <table:table-row table:style-name="ro1" table:number-rows-repeated="16">
          <table:table-cell table:number-columns-repeated="5"/>
        </table:table-row>
        <table:table-row table:style-name="ro2">
          <table:table-cell office:value-type="string" calcext:value-type="string">
            <text:p>Output current</text:p>
            <text:p>With $TESTD</text:p>
            <text:p>Set to 0 (mA)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otentiometer</text:p>
            <text:p>Manually</text:p>
            <text:p>Adjusted to this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wm (Hz)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CCR4B = (TCCR4B &amp; B11111000) | B00000100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2">
          <table:table-cell office:value-type="string" calcext:value-type="string">
            <text:p>$TESTD</text:p>
            <text:p>Value (8b)</text:p>
          </table:table-cell>
          <table:table-cell office:value-type="string" calcext:value-type="string">
            <text:p>Measured PWM</text:p>
            <text:p>Duty on DIM</text:p>
            <text:p>Terminals (%)</text:p>
          </table:table-cell>
          <table:table-cell office:value-type="string" calcext:value-type="string">
            <text:p>Output</text:p>
            <text:p>Current</text:p>
            <text:p>Into BK (mA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7" calcext:value-type="float">
            <text:p>89.7</text:p>
          </table:table-cell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.8" calcext:value-type="float">
            <text:p>79.8</text:p>
          </table:table-cell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.9" calcext:value-type="float">
            <text:p>39.9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.6" calcext:value-type="float">
            <text:p>20.6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8" calcext:value-type="float">
            <text:p>10.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22:00:27.828202041</meta:creation-date>
    <dc:date>2024-06-26T00:57:44.234671083</dc:date>
    <meta:editing-duration>PT2H57M16S</meta:editing-duration>
    <meta:editing-cycles>2</meta:editing-cycles>
    <meta:generator>LibreOffice/7.4.7.2$MacOSX_X86_64 LibreOffice_project/723314e595e8007d3cf785c16538505a1c878ca5</meta:generator>
    <meta:document-statistic meta:table-count="1" meta:cell-count="12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7cm" svg:y="4.2cm" style:legend-expansion="high" chart:style-name="ch2"/>
        <chart:plot-area chart:style-name="ch3" table:cell-range-address="Sheet1.B45:Sheet1.C56" svg:x="1.335cm" svg:y="0.18cm" svg:width="11.432cm" svg:height="7.655cm">
          <chart:coordinate-region svg:x="2.383cm" svg:y="0.38cm" svg:width="10.084cm" svg:height="6.806cm"/>
          <chart:axis chart:dimension="x" chart:name="primary-x" chart:style-name="ch4">
            <chart:title svg:x="4.802cm" svg:y="8.015cm" chart:style-name="ch5">
              <text:p>PWM duty (measured on DIM)</text:p>
            </chart:title>
          </chart:axis>
          <chart:axis chart:dimension="y" chart:name="primary-y" chart:style-name="ch6">
            <chart:title svg:x="0.451cm" svg:y="5.459cm" chart:style-name="ch7">
              <text:p>output current (mA)</text:p>
            </chart:title>
            <chart:grid chart:style-name="ch8" chart:class="major"/>
          </chart:axis>
          <chart:series chart:style-name="ch9" chart:values-cell-range-address="Sheet1.C45:Sheet1.C56" chart:class="chart:scatter">
            <chart:domain table:cell-range-address="Sheet1.B45:Sheet1.B56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45:Sheet1.B56</svg:desc>
                </draw:g>
              </table:table-cell>
              <table:table-cell office:value-type="float" office:value="1007">
                <text:p>1007</text:p>
                <draw:g>
                  <svg:desc>Sheet1.C45:Sheet1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7">
                <text:p>89.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.8">
                <text:p>79.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1">
                <text:p>60.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9">
                <text:p>39.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6">
                <text:p>20.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">
                <text:p>10.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55" chart:origin="0" chart:interval-major="2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50" chart:origin="0" chart:interval-major="5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73cm" svg:height="28.318cm" xlink:href=".." xlink:type="simple" chart:class="chart:scatter" chart:style-name="ch1">
        <chart:title svg:x="9.379cm" svg:y="0.701cm" chart:style-name="ch2">
          <text:p>DIM performance with 123 Hz PWM</text:p>
        </chart:title>
        <chart:legend chart:legend-position="end" svg:x="23.16cm" svg:y="13.859cm" style:legend-expansion="high" chart:style-name="ch3"/>
        <chart:plot-area chart:style-name="ch4" table:cell-range-address="Sheet1.A45:Sheet1.A56 Sheet1.C45:Sheet1.C56" svg:x="1.536cm" svg:y="2.042cm" svg:width="21.103cm" svg:height="24.725cm">
          <chart:coordinate-region svg:x="2.584cm" svg:y="2.242cm" svg:width="20.055cm" svg:height="23.876cm"/>
          <chart:axis chart:dimension="x" chart:name="primary-x" chart:style-name="ch5">
            <chart:title svg:x="10.448cm" svg:y="27.333cm" chart:style-name="ch6">
              <text:p>8b value written to pin</text:p>
            </chart:title>
            <chart:grid chart:style-name="ch7" chart:class="major"/>
          </chart:axis>
          <chart:axis chart:dimension="y" chart:name="primary-y" chart:style-name="ch8">
            <chart:title svg:x="0.451cm" svg:y="15.856cm" chart:style-name="ch9">
              <text:p>output current (mA)</text:p>
            </chart:title>
            <chart:grid chart:style-name="ch7" chart:class="major"/>
          </chart:axis>
          <chart:series chart:style-name="ch10" chart:values-cell-range-address="Sheet1.C45:Sheet1.C56" chart:class="chart:scatter">
            <chart:domain table:cell-range-address="Sheet1.A45:Sheet1.A56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5:Sheet1.A56</svg:desc>
                </draw:g>
              </table:table-cell>
              <table:table-cell office:value-type="float" office:value="1007">
                <text:p>1007</text:p>
                <draw:g>
                  <svg:desc>Sheet1.C45:Sheet1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